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-color="#cfe7f5" draw:textarea-horizontal-align="justify" draw:textarea-vertical-align="middle" draw:auto-grow-height="false" fo:min-height="1.85cm" fo:min-width="2.5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1.85cm" fo:min-width="2.5cm"/>
    </style:style>
    <style:style style:name="gr3" style:family="graphic" style:parent-style-name="standard">
      <style:graphic-properties draw:fill-color="#e6e6ff" draw:textarea-horizontal-align="justify" draw:textarea-vertical-align="middle" draw:auto-grow-height="false" fo:min-height="1.85cm" fo:min-width="2.5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2.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 fo:min-height="1.85cm" fo:min-width="2.5cm"/>
    </style:style>
    <style:style style:name="gr7" style:family="graphic" style:parent-style-name="standard">
      <style:graphic-properties draw:fill-color="#ccffcc" draw:textarea-horizontal-align="justify" draw:textarea-vertical-align="middle" draw:auto-grow-height="false" fo:min-height="1.85cm" fo:min-width="2.5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</style:style>
    <style:style style:name="P3" style:family="paragraph">
      <loext:graphic-properties draw:fill-color="#ffffcc"/>
      <style:paragraph-properties fo:text-align="center"/>
    </style:style>
    <style:style style:name="P4" style:family="paragraph">
      <loext:graphic-properties draw:fill-color="#e6e6ff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/>
      <style:text-properties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00"/>
      <style:paragraph-properties fo:text-align="center"/>
    </style:style>
    <style:style style:name="P9" style:family="paragraph">
      <loext:graphic-properties draw:fill-color="#ccffcc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2.1cm" svg:x="1cm" svg:y="4cm">
          <text:p text:style-name="P1">Cypres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.1cm" svg:x="6cm" svg:y="4cm">
          <text:p text:style-name="P1">Cypres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.1cm" svg:x="11cm" svg:y="4cm">
          <text:p text:style-name="P1">Cypres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2.1cm" svg:x="11cm" svg:y="7cm">
          <text:p text:style-name="P1">Local<text:line-break/>Stripe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2.1cm" svg:x="11cm" svg:y="10cm">
          <text:p text:style-name="P1">Yakbak</text:p>
          <text:p text:style-name="P1">proxy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cm" svg:height="1cm" svg:x="1cm" svg:y="1cm">
          <text:p text:style-name="P1"><text:span text:style-name="T1">Scenario 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cm" svg:height="1cm" svg:x="6cm" svg:y="1cm">
          <text:p text:style-name="P1"><text:span text:style-name="T1">Scenario 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cm" svg:height="1cm" svg:x="11cm" svg:y="1cm">
          <text:p text:style-name="P1"><text:span text:style-name="T1">Scenario 3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cm" svg:height="1cm" svg:x="16cm" svg:y="1cm">
          <text:p text:style-name="P1"><text:span text:style-name="T1">Scenario 4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1cm" svg:x="1cm" svg:y="2cm">
          <text:p text:style-name="P1"><text:span text:style-name="T2">Test against</text:span><text:span text:style-name="T2"><text:line-break/></text:span><text:span text:style-name="T2">snapshot UI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1cm" svg:x="6cm" svg:y="2.024cm">
          <text:p text:style-name="P1"><text:span text:style-name="T2">Local UI against</text:span><text:span text:style-name="T2"><text:line-break/></text:span><text:span text:style-name="T2">snapshot backend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1cm" svg:x="11cm" svg:y="2.048cm">
          <text:p text:style-name="P1"><text:span text:style-name="T2">Regenerating</text:span><text:span text:style-name="T2"><text:line-break/></text:span><text:span text:style-name="T2">mocked backend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2.5cm" svg:y1="6.1cm" svg:x2="12.5cm" svg:y2="7cm">
          <text:p/>
        </draw:line>
        <draw:line draw:style-name="gr5" draw:text-style-name="P7" draw:layer="layout" svg:x1="12.5cm" svg:y1="9.1cm" svg:x2="12.5cm" svg:y2="10cm">
          <text:p/>
        </draw:line>
        <draw:line draw:style-name="gr5" draw:text-style-name="P7" draw:layer="layout" svg:x1="12.5cm" svg:y1="12.1cm" svg:x2="12.5cm" svg:y2="13cm">
          <text:p/>
        </draw:line>
        <draw:line draw:style-name="gr5" draw:text-style-name="P7" draw:layer="layout" svg:x1="12.5cm" svg:y1="6.1cm" svg:x2="12.5cm" svg:y2="7cm">
          <text:p/>
        </draw:line>
        <draw:line draw:style-name="gr5" draw:text-style-name="P7" draw:layer="layout" svg:x1="7.5cm" svg:y1="6.1cm" svg:x2="7.5cm" svg:y2="7cm">
          <text:p/>
        </draw:line>
        <draw:line draw:style-name="gr5" draw:text-style-name="P7" draw:layer="layout" svg:x1="2.5cm" svg:y1="6.1cm" svg:x2="2.5cm" svg:y2="7cm">
          <text:p/>
        </draw:line>
        <draw:g>
          <draw:custom-shape draw:style-name="gr1" draw:text-style-name="P2" draw:layer="layout" svg:width="3cm" svg:height="2.1cm" svg:x="16cm" svg:y="4cm">
            <text:p text:style-name="P1">Cypress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3cm" svg:height="1cm" svg:x="16cm" svg:y="2.024cm">
            <text:p text:style-name="P1"><text:span text:style-name="T2">Local UI against</text:span><text:span text:style-name="T2"><text:line-break/></text:span><text:span text:style-name="T2">mocked backend</text:span></text:p>
            <draw:enhanced-geometry svg:viewBox="0 0 21600 21600" draw:type="rectangle" draw:enhanced-path="M 0 0 L 21600 0 21600 21600 0 21600 0 0 Z N"/>
          </draw:custom-shape>
          <draw:line draw:style-name="gr5" draw:text-style-name="P7" draw:layer="layout" svg:x1="17.5cm" svg:y1="9.1cm" svg:x2="17.5cm" svg:y2="10cm">
            <text:p/>
          </draw:line>
          <draw:line draw:style-name="gr5" draw:text-style-name="P7" draw:layer="layout" svg:x1="17.5cm" svg:y1="6.1cm" svg:x2="17.5cm" svg:y2="7cm">
            <text:p/>
          </draw:line>
          <draw:custom-shape draw:style-name="gr2" draw:text-style-name="P3" draw:layer="layout" svg:width="3cm" svg:height="2.1cm" svg:x="16cm" svg:y="7cm">
            <text:p text:style-name="P1">Local<text:line-break/>Stripes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cm" svg:height="2.1cm" svg:x="16cm" svg:y="10cm">
            <text:p text:style-name="P1">Yakbak</text:p>
            <text:p text:style-name="P1">proxy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3" draw:layer="layout" svg:width="3cm" svg:height="2.1cm" svg:x="6cm" svg:y="7cm">
          <text:p text:style-name="P1">Local<text:line-break/>Stripes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cm" svg:height="2.1cm" svg:x="1cm" svg:y="7cm">
          <text:p text:style-name="P1">Snapshot<text:line-break/>Stripes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1cm" svg:x="11cm" svg:y="13cm">
          <text:p text:style-name="P1">Snapshot</text:p>
          <text:p text:style-name="P1">backend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1cm" svg:x="6cm" svg:y="13cm">
          <text:p text:style-name="P1">Snapshot</text:p>
          <text:p text:style-name="P1">backend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7.5cm" svg:y1="9.1cm" svg:x2="7.5cm" svg:y2="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16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e Taylor</meta:initial-creator>
    <meta:creation-date>2020-07-06T16:55:42.584883005</meta:creation-date>
    <dc:date>2020-07-06T17:20:33.910264450</dc:date>
    <dc:creator>Mike Taylor</dc:creator>
    <meta:editing-duration>PT23M10S</meta:editing-duration>
    <meta:editing-cycles>4</meta:editing-cycles>
    <meta:generator>LibreOffice/6.1.3.2$MacOSX_X86_64 LibreOffice_project/86daf60bf00efa86ad547e59e09d6bb77c699acb</meta:generator>
    <meta:document-statistic meta:object-count="30"/>
  </office:meta>
</office:document-meta>
</file>